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34eca" officeooo:paragraph-rsid="00034eca"/>
    </style:style>
    <style:style style:name="P2" style:family="paragraph" style:parent-style-name="Standard">
      <style:text-properties officeooo:rsid="00038e0b" officeooo:paragraph-rsid="00038e0b"/>
    </style:style>
    <style:style style:name="T1" style:family="text">
      <style:text-properties officeooo:rsid="00038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ce</text:p>
      <text:p text:style-name="P1"/>
      <text:p text:style-name="P1">Cílem projektu je vylepšit systém pro <text:span text:style-name="T1">zápis</text:span> dětí do mateřských škol v Brně. </text:p>
      <text:p text:style-name="P1"/>
      <text:p text:style-name="P2"/>
      <text:p text:style-name="P2"/>
      <text:p text:style-name="P2">postup:</text:p>
      <text:p text:style-name="P2"/>
      <text:p text:style-name="P2">vyrobit tabulku školek</text:p>
      <text:p text:style-name="P2">vyrobit tabulku jakože dětí</text:p>
      <text:p text:style-name="P2"/>
      <text:p text:style-name="P2">do skriptu:</text:p>
      <text:p text:style-name="P2">načtení dat</text:p>
      <text:p text:style-name="P2">skript pro volbu preferencí</text:p>
      <text:p text:style-name="P2">reseni 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ýna Vojtíšková</meta:initial-creator>
    <meta:creation-date>2023-05-15T13:58:37.018305552</meta:creation-date>
    <dc:date>2023-05-15T14:03:13.709293136</dc:date>
    <dc:creator>Kristýna Vojtíšková</dc:creator>
    <meta:editing-duration>PT4M37S</meta:editing-duration>
    <meta:editing-cycles>2</meta:editing-cycles>
    <meta:generator>LibreOffice/7.4.3.2$Linux_X86_64 LibreOffice_project/40$Build-2</meta:generator>
    <meta:document-statistic meta:table-count="0" meta:image-count="0" meta:object-count="0" meta:page-count="1" meta:paragraph-count="9" meta:word-count="31" meta:character-count="195" meta:non-whitespace-character-count="171"/>
  </office:meta>
</office:document-meta>
</file>